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1af5a" officeooo:paragraph-rsid="0001af5a" style:font-size-asian="15.75pt" style:font-size-complex="18pt"/>
    </style:style>
    <style:style style:name="P2" style:family="paragraph" style:parent-style-name="Standard">
      <style:text-properties fo:font-size="12pt" officeooo:rsid="0001af5a" officeooo:paragraph-rsid="0001af5a" style:font-size-asian="10.5pt" style:font-size-complex="12pt"/>
    </style:style>
    <style:style style:name="P3" style:family="paragraph" style:parent-style-name="Heading_20_1">
      <style:text-properties officeooo:rsid="0001af5a" officeooo:paragraph-rsid="0001af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Class project –4 <text:s text:c="31"/>G.shashank goyal</text:h>
      <text:p text:style-name="Standard"/>
      <text:p text:style-name="Standard"/>
      <text:p text:style-name="Standard">#easy game </text:p>
      <text:p text:style-name="Standard">import random </text:p>
      <text:p text:style-name="Standard"/>
      <text:p text:style-name="Standard">p={1:'r',2:'p',3:'s'}</text:p>
      <text:p text:style-name="Standard"/>
      <text:p text:style-name="Standard">while True:</text:p>
      <text:p text:style-name="Standard"><text:tab/>yc=input("your choise:r/p/s: ")</text:p>
      <text:p text:style-name="Standard"><text:tab/>cc=p[random.randint(1,3)]</text:p>
      <text:p text:style-name="Standard"/>
      <text:p text:style-name="Standard"><text:tab/>print("computer gave :" ,cc)</text:p>
      <text:p text:style-name="P1">out put</text:p>
      <text:p text:style-name="P2">your choise:r/p/s: r</text:p>
      <text:p text:style-name="P2">computer gave : r</text:p>
      <text:p text:style-name="P2">your choise:r/p/s: s</text:p>
      <text:p text:style-name="P2">computer gave : s</text:p>
      <text:p text:style-name="P2">your choise:r/p/s: p</text:p>
      <text:p text:style-name="P2">computer gave : p</text:p>
      <text:p text:style-name="P2">your choise:r/p/s: r</text:p>
      <text:p text:style-name="P2">computer gave : p</text:p>
      <text:p text:style-name="P2">your choise:r/p/s: r</text:p>
      <text:p text:style-name="P2">computer gave : r</text:p>
      <text:p text:style-name="P2">your choise:r/p/s: r</text:p>
      <text:p text:style-name="P2">computer gave : p</text:p>
      <text:p text:style-name="P2">your choise:r/p/s: r</text:p>
      <text:p text:style-name="P2">computer gave : p</text:p>
      <text:p text:style-name="P2">your choise:r/p/s: r</text:p>
      <text:p text:style-name="P2">computer gave : r</text:p>
      <text:p text:style-name="P2">your choise:r/p/s: r</text:p>
      <text:p text:style-name="P2">computer gave : s</text:p>
      <text:p text:style-name="P2">your choise:r/p/s: r</text:p>
      <text:p text:style-name="P2">computer gave : p</text:p>
      <text:p text:style-name="P2">your choise:r/p/s: r</text:p>
      <text:p text:style-name="P2">computer gave : s</text:p>
      <text:p text:style-name="P2">your choise:r/p/s: r</text:p>
      <text:p text:style-name="P2">computer gave : p</text:p>
      <text:p text:style-name="P2">your choise:r/p/s: r</text:p>
      <text:p text:style-name="P2">computer gave : r</text:p>
      <text:p text:style-name="P2">your choise:r/p/s: r</text:p>
      <text:p text:style-name="P2">computer gave : r</text:p>
      <text:p text:style-name="P2">your choise:r/p/s: r</text:p>
      <text:p text:style-name="P2">computer gave : 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0:02:26.830374216</meta:creation-date>
    <dc:date>2018-09-28T10:06:44.901715185</dc:date>
    <meta:editing-duration>PT4M18S</meta:editing-duration>
    <meta:editing-cycles>1</meta:editing-cycles>
    <meta:document-statistic meta:table-count="0" meta:image-count="0" meta:object-count="0" meta:page-count="1" meta:paragraph-count="39" meta:word-count="127" meta:character-count="770" meta:non-whitespace-character-count="646"/>
    <meta:generator>LibreOffice/6.0.3.2$Linux_X86_64 LibreOffice_project/00m0$Build-2</meta:generator>
  </office:meta>
</office:document-meta>
</file>